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2.34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0"/>
    <style:style style:name="ce7" style:family="table-cell" style:parent-style-name="Default" style:data-style-name="N12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0">
      <style:text-properties fo:font-weight="bold" style:font-weight-asian="bold" style:font-weight-complex="bold"/>
    </style:style>
    <style:style style:name="ce9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5" table:default-cell-style-name="ce6"/>
        <table:table-row table:style-name="ro1">
          <table:table-cell table:number-columns-repeated="5"/>
          <table:table-cell table:style-name="ce5"/>
          <table:table-cell table:number-columns-repeated="6"/>
          <table:table-cell table:style-name="ce5"/>
          <table:table-cell table:style-name="Default" table:number-columns-repeated="4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DO-HW-0004</text:p>
          </table:table-cell>
          <table:table-cell table:number-columns-repeated="2"/>
          <table:table-cell table:style-name="ce5"/>
          <table:table-cell table:number-columns-repeated="6"/>
          <table:table-cell table:style-name="ce5"/>
          <table:table-cell table:style-name="Default"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Qtouch Cap Sense Slider PCBA and Cable</text:p>
          </table:table-cell>
          <table:table-cell table:number-columns-repeated="2"/>
          <table:table-cell table:style-name="ce5"/>
          <table:table-cell table:number-columns-repeated="6"/>
          <table:table-cell table:style-name="ce5"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style-name="ce2" office:value-type="date" office:date-value="2015-02-07" calcext:value-type="date">
            <text:p>02/07/15</text:p>
          </table:table-cell>
          <table:table-cell table:number-columns-repeated="2"/>
          <table:table-cell table:style-name="ce5"/>
          <table:table-cell table:number-columns-repeated="6"/>
          <table:table-cell table:style-name="ce5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ce5"/>
          <table:table-cell table:style-name="Default" table:number-columns-repeated="4"/>
        </table:table-row>
        <table:table-row table:style-name="ro1">
          <table:table-cell office:value-type="string" calcext:value-type="string">
            <text:p>.START</text:p>
          </table:table-cell>
          <table:table-cell table:number-columns-repeated="4"/>
          <table:table-cell table:style-name="ce5" office:value-type="string" calcext:value-type="string" table:number-columns-spanned="6" table:number-rows-spanned="1">
            <text:p>Component Cost</text:p>
          </table:table-cell>
          <table:covered-table-cell table:number-columns-repeated="5"/>
          <table:table-cell/>
          <table:table-cell table:style-name="ce5" office:value-type="string" calcext:value-type="string" table:number-columns-spanned="5" table:number-rows-spanned="1">
            <text:p>Cost of Goods Sold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..dev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F3DZ-4P-2V(51)</text:p>
          </table:table-cell>
          <table:table-cell/>
          <table:table-cell table:style-name="ce3" office:value-type="string" calcext:value-type="string">
            <text:p>CONN HEADER 4POS 2MM 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6" office:value-type="currency" office:currency="USD" office:value="0.91" calcext:value-type="currency">
            <text:p>$0.91000</text:p>
          </table:table-cell>
          <table:table-cell table:style-name="ce6" office:value-type="currency" office:currency="USD" office:value="0.801" calcext:value-type="currency">
            <text:p>$0.80100</text:p>
          </table:table-cell>
          <table:table-cell table:style-name="ce6" office:value-type="currency" office:currency="USD" office:value="0.7226" calcext:value-type="currency">
            <text:p>$0.72260</text:p>
          </table:table-cell>
          <table:table-cell table:style-name="ce6" office:value-type="currency" office:currency="USD" office:value="0.6912" calcext:value-type="currency">
            <text:p>$0.69120</text:p>
          </table:table-cell>
          <table:table-cell table:style-name="ce6" office:value-type="currency" office:currency="USD" office:value="0.56548" calcext:value-type="currency">
            <text:p>$0.56548</text:p>
          </table:table-cell>
          <table:table-cell table:style-name="ce6" office:value-type="string" calcext:value-type="string">
            <text:p>Digikey</text:p>
          </table:table-cell>
          <table:table-cell/>
          <table:table-cell table:formula="of:=[.F8]*[.D8]" office:value-type="currency" office:currency="USD" office:value="0.91" calcext:value-type="currency">
            <text:p>$0.91000</text:p>
          </table:table-cell>
          <table:table-cell table:formula="of:=[.G8]*[.D8]" office:value-type="currency" office:currency="USD" office:value="0.801" calcext:value-type="currency">
            <text:p>$0.80100</text:p>
          </table:table-cell>
          <table:table-cell table:formula="of:=[.H8]*[.D8]" office:value-type="currency" office:currency="USD" office:value="0.7226" calcext:value-type="currency">
            <text:p>$0.72260</text:p>
          </table:table-cell>
          <table:table-cell table:formula="of:=[.I8]*[.D8]" office:value-type="currency" office:currency="USD" office:value="0.6912" calcext:value-type="currency">
            <text:p>$0.69120</text:p>
          </table:table-cell>
          <table:table-cell table:formula="of:=[.J8]*[.D8]" office:value-type="currency" office:currency="USD" office:value="0.56548" calcext:value-type="currency">
            <text:p>$0.56548</text:p>
          </table:table-cell>
        </table:table-row>
        <table:table-row table:style-name="ro1">
          <table:table-cell office:value-type="string" calcext:value-type="string">
            <text:p>DF3-4S-2C</text:p>
          </table:table-cell>
          <table:table-cell/>
          <table:table-cell table:style-name="ce3" office:value-type="string" calcext:value-type="string">
            <text:p>CONN RECEPTACLE HOUSING 4POS 2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-A, J1-B</text:p>
          </table:table-cell>
          <table:table-cell table:style-name="ce6" office:value-type="currency" office:currency="USD" office:value="0.12" calcext:value-type="currency">
            <text:p>$0.12000</text:p>
          </table:table-cell>
          <table:table-cell table:style-name="ce6" office:value-type="currency" office:currency="USD" office:value="0.113" calcext:value-type="currency">
            <text:p>$0.11300</text:p>
          </table:table-cell>
          <table:table-cell table:style-name="ce6" office:value-type="currency" office:currency="USD" office:value="0.072" calcext:value-type="currency">
            <text:p>$0.07200</text:p>
          </table:table-cell>
          <table:table-cell table:style-name="ce6" office:value-type="currency" office:currency="USD" office:value="0.0696" calcext:value-type="currency">
            <text:p>$0.06960</text:p>
          </table:table-cell>
          <table:table-cell table:style-name="ce6" office:value-type="currency" office:currency="USD" office:value="0.0576" calcext:value-type="currency">
            <text:p>$0.05760</text:p>
          </table:table-cell>
          <table:table-cell table:style-name="ce6" office:value-type="string" calcext:value-type="string">
            <text:p>Digikey</text:p>
          </table:table-cell>
          <table:table-cell/>
          <table:table-cell table:formula="of:=[.F9]*[.D9]" office:value-type="currency" office:currency="USD" office:value="0.24" calcext:value-type="currency">
            <text:p>$0.24000</text:p>
          </table:table-cell>
          <table:table-cell table:formula="of:=[.G9]*[.D9]" office:value-type="currency" office:currency="USD" office:value="0.226" calcext:value-type="currency">
            <text:p>$0.22600</text:p>
          </table:table-cell>
          <table:table-cell table:formula="of:=[.H9]*[.D9]" office:value-type="currency" office:currency="USD" office:value="0.144" calcext:value-type="currency">
            <text:p>$0.14400</text:p>
          </table:table-cell>
          <table:table-cell table:formula="of:=[.I9]*[.D9]" office:value-type="currency" office:currency="USD" office:value="0.1392" calcext:value-type="currency">
            <text:p>$0.13920</text:p>
          </table:table-cell>
          <table:table-cell table:formula="of:=[.J9]*[.D9]" office:value-type="currency" office:currency="USD" office:value="0.1152" calcext:value-type="currency">
            <text:p>$0.11520</text:p>
          </table:table-cell>
        </table:table-row>
        <table:table-row table:style-name="ro1">
          <table:table-cell office:value-type="string" calcext:value-type="string">
            <text:p>DF3-22SC</text:p>
          </table:table-cell>
          <table:table-cell/>
          <table:table-cell table:style-name="ce3" office:value-type="string" calcext:value-type="string">
            <text:p>CONN SOCKET 22AWG CRIMP 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-AP, J1-BP</text:p>
          </table:table-cell>
          <table:table-cell table:style-name="ce6" office:value-type="currency" office:currency="USD" office:value="0.13" calcext:value-type="currency">
            <text:p>$0.13000</text:p>
          </table:table-cell>
          <table:table-cell table:style-name="ce6" office:value-type="currency" office:currency="USD" office:value="0.125" calcext:value-type="currency">
            <text:p>$0.12500</text:p>
          </table:table-cell>
          <table:table-cell table:number-columns-repeated="2" table:style-name="ce6" office:value-type="currency" office:currency="USD" office:value="0.0796" calcext:value-type="currency">
            <text:p>$0.07960</text:p>
          </table:table-cell>
          <table:table-cell table:style-name="ce6" office:value-type="currency" office:currency="USD" office:value="0.06364" calcext:value-type="currency">
            <text:p>$0.06364</text:p>
          </table:table-cell>
          <table:table-cell table:style-name="ce6" office:value-type="string" calcext:value-type="string">
            <text:p>Digikey</text:p>
          </table:table-cell>
          <table:table-cell/>
          <table:table-cell table:formula="of:=[.F10]*[.D10]" office:value-type="currency" office:currency="USD" office:value="1.04" calcext:value-type="currency">
            <text:p>$1.04000</text:p>
          </table:table-cell>
          <table:table-cell table:formula="of:=[.G10]*[.D10]" office:value-type="currency" office:currency="USD" office:value="1" calcext:value-type="currency">
            <text:p>$1.00000</text:p>
          </table:table-cell>
          <table:table-cell table:formula="of:=[.H10]*[.D10]" office:value-type="currency" office:currency="USD" office:value="0.6368" calcext:value-type="currency">
            <text:p>$0.63680</text:p>
          </table:table-cell>
          <table:table-cell table:formula="of:=[.I10]*[.D10]" office:value-type="currency" office:currency="USD" office:value="0.6368" calcext:value-type="currency">
            <text:p>$0.63680</text:p>
          </table:table-cell>
          <table:table-cell table:formula="of:=[.J10]*[.D10]" office:value-type="currency" office:currency="USD" office:value="0.50912" calcext:value-type="currency">
            <text:p>$0.509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3" office:value-type="string" calcext:value-type="string">
            <text:p>Printed Circui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HW-0004</text:p>
          </table:table-cell>
          <table:table-cell table:number-columns-repeated="5" table:style-name="ce6" office:value-type="currency" office:currency="USD" office:value="5.5" calcext:value-type="currency">
            <text:p>$5.50000</text:p>
          </table:table-cell>
          <table:table-cell table:style-name="ce6"/>
          <table:table-cell/>
          <table:table-cell table:formula="of:=[.F11]*[.D11]" office:value-type="currency" office:currency="USD" office:value="5.5" calcext:value-type="currency">
            <text:p>$5.50000</text:p>
          </table:table-cell>
          <table:table-cell table:formula="of:=[.G11]*[.D11]" office:value-type="currency" office:currency="USD" office:value="5.5" calcext:value-type="currency">
            <text:p>$5.50000</text:p>
          </table:table-cell>
          <table:table-cell table:formula="of:=[.H11]*[.D11]" office:value-type="currency" office:currency="USD" office:value="5.5" calcext:value-type="currency">
            <text:p>$5.50000</text:p>
          </table:table-cell>
          <table:table-cell table:formula="of:=[.I11]*[.D11]" office:value-type="currency" office:currency="USD" office:value="5.5" calcext:value-type="currency">
            <text:p>$5.50000</text:p>
          </table:table-cell>
          <table:table-cell table:formula="of:=[.J11]*[.D11]" office:value-type="currency" office:currency="USD" office:value="5.5" calcext:value-type="currency">
            <text:p>$5.50000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2"/>
          <table:table-cell table:style-name="ce4" table:formula="of:=SUM([.D8:.D10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Part Cost (each)</text:p>
          </table:table-cell>
          <table:table-cell table:formula="of:=SUM([.M8:.M11])" office:value-type="currency" office:currency="USD" office:value="7.69" calcext:value-type="currency">
            <text:p>$7.69000</text:p>
          </table:table-cell>
          <table:table-cell table:formula="of:=SUM([.N8:.N11])" office:value-type="currency" office:currency="USD" office:value="7.527" calcext:value-type="currency">
            <text:p>$7.52700</text:p>
          </table:table-cell>
          <table:table-cell table:formula="of:=SUM([.O8:.O11])" office:value-type="currency" office:currency="USD" office:value="7.0034" calcext:value-type="currency">
            <text:p>$7.00340</text:p>
          </table:table-cell>
          <table:table-cell table:formula="of:=SUM([.P8:.P11])" office:value-type="currency" office:currency="USD" office:value="6.9672" calcext:value-type="currency">
            <text:p>$6.96720</text:p>
          </table:table-cell>
          <table:table-cell table:formula="of:=SUM([.Q8:.Q11])" office:value-type="currency" office:currency="USD" office:value="6.6898" calcext:value-type="currency">
            <text:p>$6.6898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7" table:number-columns-spanned="2" table:number-rows-spanned="1"/>
          <table:covered-table-cell/>
          <table:table-cell table:style-name="ce7" table:number-columns-spanned="3" table:number-rows-spanned="1"/>
          <table:covered-table-cell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1"/>
          <table:table-cell table:style-name="ce4"/>
          <table:table-cell table:style-name="ce8" table:number-columns-repeated="5"/>
        </table:table-row>
        <table:table-row table:style-name="ro1">
          <table:table-cell table:number-columns-repeated="12"/>
          <table:table-cell table:style-name="Default" table:number-columns-repeated="5"/>
        </table:table-row>
        <table:table-row table:style-name="ro1">
          <table:table-cell table:number-columns-repeated="12"/>
          <table:table-cell table:style-name="ce9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$</number:text>
      <number:number number:decimal-places="6" number:min-integer-digits="1" number:grouping="true"/>
    </number:number-style>
    <number:number-style style:name="N126">
      <number:text>$</number:text>
      <number:number number:decimal-places="5" number:min-integer-digits="1" number:grouping="true"/>
    </number:number-style>
    <number:number-style style:name="N127">
      <number:text>$</number:text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32:40.050647121</meta:creation-date>
    <dc:date>2015-02-07T10:58:21.728528194</dc:date>
    <meta:editing-duration>PT25M11S</meta:editing-duration>
    <meta:editing-cycles>4</meta:editing-cycles>
    <meta:generator>LibreOffice/4.2.7.2$Linux_X86_64 LibreOffice_project/420m0$Build-2</meta:generator>
    <meta:document-statistic meta:table-count="1" meta:cell-count="91" meta:object-count="0"/>
  </office:meta>
</office:document-meta>
</file>